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D0000011C9205805B6ABC4FEA.png" manifest:media-type="image/png"/>
  <manifest:file-entry manifest:full-path="Pictures/1000000100000304000000959DB67C89C5C980E3.png" manifest:media-type="image/png"/>
  <manifest:file-entry manifest:full-path="Pictures/10000001000003770000012B1117EC182A20E79F.png" manifest:media-type="image/png"/>
  <manifest:file-entry manifest:full-path="Pictures/10000001000004480000014A97B69148ACD5CFDC.png" manifest:media-type="image/png"/>
  <manifest:file-entry manifest:full-path="Pictures/1000000100000448000000ED819BB96BB64A4B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3.676cm" draw:z-index="0"><draw:image xlink:href="Pictures/1000000100000448000000ED819BB96BB64A4B25.png" xlink:type="simple" xlink:show="embed" xlink:actuate="onLoad" draw:mime-type="image/png"/></draw:frame><draw:frame draw:style-name="fr1" draw:name="Image2" text:anchor-type="char" svg:x="-0.026cm" svg:y="4.339cm" svg:width="17cm" svg:height="5.117cm" draw:z-index="1"><draw:image xlink:href="Pictures/10000001000004480000014A97B69148ACD5CFDC.png" xlink:type="simple" xlink:show="embed" xlink:actuate="onLoad" draw:mime-type="image/png"/></draw:frame><draw:frame draw:style-name="fr1" draw:name="Image3" text:anchor-type="char" svg:x="-0.185cm" svg:y="10.107cm" svg:width="17cm" svg:height="5.729cm" draw:z-index="2"><draw:image xlink:href="Pictures/10000001000003770000012B1117EC182A20E79F.png" xlink:type="simple" xlink:show="embed" xlink:actuate="onLoad" draw:mime-type="image/png"/></draw:frame><draw:frame draw:style-name="fr1" draw:name="Image4" text:anchor-type="char" svg:x="-0.106cm" svg:y="16.06cm" svg:width="17cm" svg:height="3.281cm" draw:z-index="3"><draw:image xlink:href="Pictures/1000000100000304000000959DB67C89C5C980E3.png" xlink:type="simple" xlink:show="embed" xlink:actuate="onLoad" draw:mime-type="image/png"/></draw:frame><draw:frame draw:style-name="fr1" draw:name="Image5" text:anchor-type="char" svg:x="-0.079cm" svg:y="20.055cm" svg:width="17cm" svg:height="5.607cm" draw:z-index="4"><draw:image xlink:href="Pictures/100000010000035D0000011C9205805B6ABC4F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23:30:43.591274199</meta:creation-date>
    <dc:date>2024-01-28T23:32:58.166907452</dc:date>
    <meta:editing-duration>PT2M15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